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roid Sans Mono" officeooo:rsid="00021c04" officeooo:paragraph-rsid="00021c04"/>
    </style:style>
    <style:style style:name="P2" style:family="paragraph" style:parent-style-name="Standard">
      <style:text-properties style:font-name="Droid Sans Mono" officeooo:rsid="00021c04" officeooo:paragraph-rsid="0002f9ff"/>
    </style:style>
    <style:style style:name="P3" style:family="paragraph" style:parent-style-name="Standard">
      <style:text-properties style:font-name="Droid Sans Mono" officeooo:rsid="0002f9ff" officeooo:paragraph-rsid="0002f9ff"/>
    </style:style>
    <style:style style:name="P4" style:family="paragraph" style:parent-style-name="Standard">
      <style:text-properties style:font-name="Droid Sans Mono" officeooo:rsid="00021c04" officeooo:paragraph-rsid="00021c04"/>
    </style:style>
    <style:style style:name="P5" style:family="paragraph" style:parent-style-name="Standard">
      <style:text-properties style:font-name="Droid Sans Mono" officeooo:rsid="00021c04" officeooo:paragraph-rsid="00042e3c"/>
    </style:style>
    <style:style style:name="T1" style:family="text">
      <style:text-properties officeooo:rsid="0002f9ff"/>
    </style:style>
    <style:style style:name="T2" style:family="text">
      <style:text-properties officeooo:rsid="00042e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,</text:p>
      <text:p text:style-name="P1">Presentation de soi,</text:p>
      <text:p text:style-name="P1">Presentation du projet,</text:p>
      <text:p text:style-name="P1"/>
      <text:p text:style-name="P1">**</text:p>
      <text:p text:style-name="P1"/>
      <text:p text:style-name="P3">le besoin du projet : evolution du monde numerique des taxis, transport.</text:p>
      <text:p text:style-name="P1"/>
      <text:p text:style-name="P1">**</text:p>
      <text:p text:style-name="P1"/>
      <text:p text:style-name="P1">useCase,</text:p>
      <text:p text:style-name="P1">Diagramme de classes,</text:p>
      <text:p text:style-name="P1">Diagrames de sequences,</text:p>
      <text:p text:style-name="P1"/>
      <text:p text:style-name="P1">**</text:p>
      <text:p text:style-name="P1"/>
      <text:p text:style-name="P1">Outils de developpement : netbeans, spring, h<text:span text:style-name="T1">i</text:span>bernate et MySql</text:p>
      <text:p text:style-name="P1"/>
      <text:p text:style-name="P1">**</text:p>
      <text:p text:style-name="P1"/>
      <text:p text:style-name="P1">Plan de l’application:</text:p>
      <text:p text:style-name="P1"/>
      <text:p text:style-name="P1">Respect d’une architecture n-tiers</text:p>
      <text:p text:style-name="P1"/>
      <text:p text:style-name="P1">- couche DAO </text:p>
      <text:p text:style-name="P1"><text:tab/>Ecriture des entites, mapping des entites pour une <text:tab/><text:tab/><text:tab/><text:tab/>implementation jpa.</text:p>
      <text:p text:style-name="P2"><text:tab/><text:tab/></text:p>
      <text:p text:style-name="P2"><text:tab/><text:span text:style-name="T1">Ecriture des interfaces repository pour implementer jpa</text:span></text:p>
      <text:p text:style-name="P2"/>
      <text:p text:style-name="P2"><text:tab/>Verification que la base de données est crée, </text:p>
      <text:p text:style-name="P1"><text:tab/><text:tab/>ecriture des jeux de tests.</text:p>
      <text:p text:style-name="P1"><text:tab/><text:tab/> <text:tab/>- Verification via le terminal mysql <text:s/></text:p>
      <text:p text:style-name="P1"><text:tab/><text:tab/><text:tab/>- Verification via l’application commandRunnerLine</text:p>
      <text:p text:style-name="P5"><text:tab/><text:tab/></text:p>
      <text:p text:style-name="P5">/!<text:span text:style-name="T2">\ ecriture : DEFAULT VALUE, CHECK, UNIQUE, PROCEDURE STOCKEE, </text:span></text:p>
      <text:p text:style-name="P5"><text:span text:style-name="T2"><text:tab/><text:tab/><text:tab/>TRIGGER <text:s/></text:span></text:p>
      <text:p text:style-name="P1"/>
      <text:p text:style-name="P1"/>
      <text:p text:style-name="P1">- couche Metier</text:p>
      <text:p text:style-name="P1"><text:tab/><text:span text:style-name="T1">Ecriture des methodes qui repondent aux fonctionnalites de l’application en fonction du context.</text:span></text:p>
      <text:p text:style-name="P1"><text:tab/><text:span text:style-name="T1">ClientMetier, Admin</text:span></text:p>
      <text:p text:style-name="P1"/>
      <text:p text:style-name="P3"><text:soft-page-break/>Ecriture des interfaces pour fermer le code et etre ouvert à <text:tab/>lamelioration <text:tab/></text:p>
      <text:p text:style-name="P3"/>
      <text:p text:style-name="P3">grace au metier on appelle limplementation dao </text:p>
      <text:p text:style-name="P3"/>
      <text:p text:style-name="P3">- couche web</text:p>
      <text:p text:style-name="P3"><text:tab/>utilisation du template thymeleaf cote serveur</text:p>
      <text:p text:style-name="P3"><text:tab/>utilisation du framework bootstrap.</text:p>
      <text:p text:style-name="P3"/>
      <text:p text:style-name="P3"/>
      <text:p text:style-name="P3"><text:tab/></text:p>
      <text:p text:style-name="P3"/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1:26:23.467742425</meta:creation-date>
    <dc:date>2017-10-04T16:03:02.160733919</dc:date>
    <meta:editing-duration>PT8M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150" meta:character-count="1055" meta:non-whitespace-character-count="895"/>
  </office:meta>
</office:document-meta>
</file>